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28d1" officeooo:paragraph-rsid="000728d1"/>
    </style:style>
    <style:style style:name="P2" style:family="paragraph" style:parent-style-name="Standard">
      <style:text-properties officeooo:rsid="0008627e" officeooo:paragraph-rsid="0008627e"/>
    </style:style>
    <style:style style:name="P3" style:family="paragraph" style:parent-style-name="Standard">
      <style:text-properties officeooo:rsid="000b6ec1" officeooo:paragraph-rsid="000b6ec1"/>
    </style:style>
    <style:style style:name="P4" style:family="paragraph" style:parent-style-name="Standard">
      <style:text-properties officeooo:rsid="000c5ecc" officeooo:paragraph-rsid="000c5ecc"/>
    </style:style>
    <style:style style:name="P5" style:family="paragraph" style:parent-style-name="Standard">
      <style:text-properties officeooo:rsid="000d9003" officeooo:paragraph-rsid="000d9003"/>
    </style:style>
    <style:style style:name="T1" style:family="text">
      <style:text-properties style:text-position="super 58%"/>
    </style:style>
    <style:style style:name="T2" style:family="text">
      <style:text-properties style:text-position="super 58%" officeooo:rsid="0008627e"/>
    </style:style>
    <style:style style:name="T3" style:family="text">
      <style:text-properties style:text-position="0% 100%"/>
    </style:style>
    <style:style style:name="T4" style:family="text">
      <style:text-properties officeooo:rsid="0008627e"/>
    </style:style>
    <style:style style:name="T5" style:family="text">
      <style:text-properties officeooo:rsid="000abb5c"/>
    </style:style>
    <style:style style:name="T6" style:family="text">
      <style:text-properties officeooo:rsid="000c5ecc"/>
    </style:style>
    <style:style style:name="T7" style:family="text">
      <style:text-properties officeooo:rsid="000d90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ylan Campbell</text:p>
      <text:p text:style-name="P1">Homework 3</text:p>
      <text:p text:style-name="P1"/>
      <text:p text:style-name="P1">1) The only difference between these two code are what the $y echoes. <text:s/>The 1<text:span text:style-name="T1">st</text:span> code adds a '$', which assigns a literal $ to the value, so when it prints, it will have the $ in front <text:span text:style-name="T4">of the value. Which in this case is “foo”. So the 1</text:span><text:span text:style-name="T2">st</text:span><text:span text:style-name="T4"> code print “$foo” and the 2</text:span><text:span text:style-name="T2">nd</text:span><text:span text:style-name="T4"> prints “foo”.</text:span></text:p>
      <text:p text:style-name="P1"/>
      <text:p text:style-name="P2">2)Threads are just different instances inside the same process. Where they all share the same system resources and memory space.</text:p>
      <text:p text:style-name="P2"/>
      <text:p text:style-name="P2">Processes, on the other hand, have their own resources and memory space, as well as being a CPU feature. Some CPU's do make threads more efficient, but threads are more of an operating environment tool.</text:p>
      <text:p text:style-name="P2"/>
      <text:p text:style-name="P2">3)<text:span text:style-name="T5">System calls in a user application go from the application to the system call interface which connects us to the kernel level. Where it then runs the system call in the kernel level and returns back to the system call interface returning a value to the application.</text:span></text:p>
      <text:p text:style-name="P2"/>
      <text:p text:style-name="P3">It impacts the performance because it leaves the efficiency up to the OS. <text:span text:style-name="T6">You have no control over the system call itself, you just send input and wait for the output.</text:span></text:p>
      <text:p text:style-name="P3"/>
      <text:p text:style-name="P4">4)</text:p>
      <text:p text:style-name="P4">-grep “.at” file <text:s/>Will search for every word ending in “at” with any one character right before it.</text:p>
      <text:p text:style-name="P4">-grep “[1-3]at” file <text:s/>Will search for “1at”, “2at”, and “3at”</text:p>
      <text:p text:style-name="P4">-grep “^[rp]at” file <text:s/>Will search for every word ending in “at” that does not have an “r” or a “p” before it.</text:p>
      <text:p text:style-name="P4">-grep “[hc]<text:span text:style-name="T7">at$” file Will search for every word containing “at”, that starts with “h” or “c” and ends with anything.</text:span></text:p>
      <text:p text:style-name="P4"/>
      <text:p text:style-name="P5">5)It begins a fork() which will spawn a child process. <text:s/>Then if it is the child process, it will print “I am (a child process) when fork returns 0” and will run “ls”. <text:s/>If there is an error, the child will return pid &lt; 0 and it will print “I am (an error) when fork returns less that zero.” <text:s/>IF neither of those, then it is the parent process, and it will wait() until the child processes are complete and will then print “the last els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8:37:37.657000000</meta:creation-date>
    <dc:date>2016-02-23T21:21:38.207000000</dc:date>
    <meta:editing-duration>PT7M12S</meta:editing-duration>
    <meta:editing-cycles>1</meta:editing-cycles>
    <meta:document-statistic meta:table-count="0" meta:image-count="0" meta:object-count="0" meta:page-count="1" meta:paragraph-count="13" meta:word-count="352" meta:character-count="1892" meta:non-whitespace-character-count="1546"/>
    <meta:generator>LibreOffice/5.0.4.2$Windows_x86 LibreOffice_project/2b9802c1994aa0b7dc6079e128979269cf95bc78</meta:generator>
  </office:meta>
</office:document-meta>
</file>